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 office:value-type="float" office:value="15746" calcext:value-type="float">
            <text:p>15746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14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20:02:31.1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19T20:06:12.352000000</dc:date>
    <meta:editing-duration>PT18H33M15S</meta:editing-duration>
    <meta:editing-cycles>269</meta:editing-cycles>
    <meta:generator>LibreOffice/7.2.5.2$Windows_X86_64 LibreOffice_project/499f9727c189e6ef3471021d6132d4c694f357e5</meta:generator>
    <meta:document-statistic meta:table-count="1" meta:cell-count="6530" meta:object-count="0"/>
  </office:meta>
</office:document-meta>
</file>